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Text_20_body" style:list-style-name="L5">
      <style:paragraph-properties fo:margin-top="0in" fo:margin-bottom="0in"/>
    </style:style>
    <style:style style:name="P2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do while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2, 2021 (02:37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do-while-loops"/>Do while Loops<text:bookmark-end text:name="do-while-loops"/></text:h>
      <text:p text:style-name="First_20_paragraph">Before writing code, think through the following problems:</text:p>
      <text:list text:style-name="L1">
        <text:list-item>
          <text:p text:style-name="P1">In your own words, what is the difference between <text:span text:style-name="KeywordTok">while</text:span> and <text:span text:style-name="KeywordTok">do</text:span><text:span text:style-name="NormalTok"><text:s text:c="1"/></text:span><text:span text:style-name="KeywordTok">while</text:span> loops?</text:p>
        </text:list-item>
        <text:list-item>
          <text:p text:style-name="P1">Can you think of a problem where</text:p>
          <text:list text:style-name="L2">
            <text:list-item>
              <text:p text:style-name="P2">using <text:span text:style-name="KeywordTok">while</text:span> is preferable over <text:span text:style-name="KeywordTok">do</text:span><text:span text:style-name="NormalTok"><text:s text:c="1"/></text:span><text:span text:style-name="KeywordTok">while</text:span> loop?</text:p>
            </text:list-item>
            <text:list-item>
              <text:p text:style-name="P2">using <text:span text:style-name="KeywordTok">do</text:span><text:span text:style-name="NormalTok"><text:s text:c="1"/></text:span><text:span text:style-name="KeywordTok">while</text:span> is preferable over <text:span text:style-name="KeywordTok">while</text:span> loop?</text:p>
            </text:list-item>
          </text:list>
        </text:list-item>
      </text:list>
      <text:h text:style-name="Heading_20_2" text:outline-level="2"><text:bookmark-start text:name="implementing-do-while-loops"/>Implementing do while Loops<text:bookmark-end text:name="implementing-do-while-loops"/></text:h>
      <text:p text:style-name="First_20_paragraph">In all the problems in this section, use a <text:span text:style-name="KeywordTok">do</text:span><text:span text:style-name="NormalTok"><text:s text:c="1"/></text:span><text:span text:style-name="KeywordTok">while</text:span> loop.</text:p>
      <text:list text:style-name="L3">
        <text:list-item>
          <text:p text:style-name="P3">Write a program that display numbers 0 to 50.</text:p>
        </text:list-item>
        <text:list-item>
          <text:p text:style-name="P3">Write a program that display numbers 30 to -20.</text:p>
        </text:list-item>
        <text:list-item>
          <text:p text:style-name="P3">Write a <text:span text:style-name="KeywordTok">do</text:span><text:span text:style-name="NormalTok"><text:s text:c="1"/></text:span><text:span text:style-name="KeywordTok">while</text:span> loop that generates this output:</text:p>
          <text:p text:style-name="P4">1 10 100 1000 10000 100000 1000000</text:p>
        </text:list-item>
      </text:list>
      <text:p text:style-name="First_20_paragraph">In the next problem, implement a program combining <text:span text:style-name="KeywordTok">do</text:span><text:span text:style-name="OperatorTok">-</text:span><text:span text:style-name="KeywordTok">while</text:span> loop with user input to achieve the following behavior:</text:p>
      <text:list text:style-name="L4">
        <text:list-item>
          <text:p text:style-name="P5">Ask user to enter an integer in the range 0 - 100 (including 0 and 100).</text:p>
        </text:list-item>
        <text:list-item>
          <text:p text:style-name="P5">If the value provided by user is not in this range, the program should repeat the question.</text:p>
        </text:list-item>
        <text:list-item>
          <text:p text:style-name="P5">After use provides an integer within the range, display that number.</text:p>
        </text:list-item>
      </text:list>
      <text:p text:style-name="First_20_paragraph">Here is an example of possible program output:</text:p>
      <text:p text:style-name="P6">Enter an integer between 0 and 100: <text:s text:c="1"/>NO</text:p>
      <text:p text:style-name="P7">Sorry, that is not a valid input.</text:p>
      <text:p text:style-name="P8"/>
      <text:p text:style-name="P9">Enter an integer between 0 and 100: <text:s text:c="1"/>-20</text:p>
      <text:p text:style-name="P10">Sorry, that is not a valid input.</text:p>
      <text:p text:style-name="P11"/>
      <text:p text:style-name="P12">Enter an integer between 0 and 100: <text:s text:c="1"/>42</text:p>
      <text:p text:style-name="P13">You entered 42.</text:p>
      <text:h text:style-name="Heading_20_1" text:outline-level="1"><text:bookmark-start text:name="while-vs-do-while"/><text:span text:style-name="KeywordTok">while</text:span> vs <text:span text:style-name="KeywordTok">do</text:span><text:span text:style-name="NormalTok"><text:s text:c="1"/></text:span><text:span text:style-name="KeywordTok">while</text:span><text:bookmark-end text:name="while-vs-do-while"/></text:h>
      <text:p text:style-name="First_20_paragraph">Consider the program given below implemented using a <text:span text:style-name="KeywordTok">while</text:span> loop:</text:p>
      <text:p text:style-name="P14">int n;</text:p>
      <text:p text:style-name="P15">bool flag = false;</text:p>
      <text:p text:style-name="P16"/>
      <text:p text:style-name="P17">Console.Write("Enter an integer:");</text:p>
      <text:p text:style-name="P18">flag = int.TryParse(Console.ReadLine(), out n);</text:p>
      <text:p text:style-name="P19"/>
      <text:p text:style-name="P20">while(!flag)</text:p>
      <text:p text:style-name="P21">{</text:p>
      <text:p text:style-name="P22"><text:s text:c="4"/>Console.WriteLine("The value you entered is not a valid integer. Try one more time.");</text:p>
      <text:p text:style-name="P23"><text:s text:c="4"/>Console.Write("Enter an integer:");</text:p>
      <text:p text:style-name="P24"><text:s text:c="4"/>flag = int.TryParse(Console.ReadLine(), out n);</text:p>
      <text:p text:style-name="P25">} </text:p>
      <text:p text:style-name="P26"/>
      <text:p text:style-name="P27">Console.WriteLine($"The number you entered is {n}");</text:p>
      <text:list text:style-name="L5">
        <text:list-item>
          <text:p text:style-name="P28">Convert the program to an equivalent version that uses a <text:span text:style-name="KeywordTok">do</text:span><text:span text:style-name="NormalTok"><text:s text:c="1"/></text:span><text:span text:style-name="KeywordTok">while</text:span> loop</text:p>
        </text:list-item>
        <text:list-item>
          <text:p text:style-name="P28">Test the <text:span text:style-name="KeywordTok">do</text:span><text:span text:style-name="NormalTok"><text:s text:c="1"/></text:span><text:span text:style-name="KeywordTok">while</text:span> version with different inputs to ensure the behavior is the same and that the program does not crash with error. For example, you should try:</text:p>
          <text:list text:style-name="L6">
            <text:list-item>
              <text:p text:style-name="P29">alphabetic input (invalid)</text:p>
            </text:list-item>
            <text:list-item>
              <text:p text:style-name="P29">floating point input (invalid)</text:p>
            </text:list-item>
            <text:list-item>
              <text:p text:style-name="P29">negative integer (valid)</text:p>
            </text:list-item>
            <text:list-item>
              <text:p text:style-name="P29">positive integer (valid)</text:p>
            </text:list-item>
            <text:list-item>
              <text:p text:style-name="P29">number 0 (valid)</text:p>
            </text:list-item>
          </text:list>
        </text:list-item>
        <text:list-item>
          <text:p text:style-name="P28">Compare the <text:span text:style-name="KeywordTok">while</text:span> and <text:span text:style-name="KeywordTok">do</text:span><text:span text:style-name="NormalTok"><text:s text:c="1"/></text:span><text:span text:style-name="KeywordTok">while</text:span> implementations: which one is better, in your opinion, and why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o while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2T18:37:24Z</meta:creation-date>
    <dc:date>2021-10-12T18:37:24Z</dc:date>
    <meta:user-defined meta:name="date" meta:value-type="string">October  12, 2021 (02:37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